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27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2014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a_nccs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252" table:default-cell-style-name="ce2"/>
        <table:table-column table:style-name="co1" table:number-columns-repeated="16128" table:default-cell-style-name="ce1"/>
        <table:table-column table:style-name="co1" table:default-cell-style-name="ce2"/>
        <table:table-row table:style-name="ro1">
          <table:table-cell office:value-type="string" table:style-name="ce1">
            <text:p>131123</text:p>
          </table:table-cell>
          <table:table-cell office:value-type="float" office:value="1000000" table:style-name="ce1">
            <text:p>1000000</text:p>
          </table:table-cell>
          <table:table-cell office:value-type="date" office:date-value="2020-11-12T16:30:13" table:formula="of:=NOW()" table:style-name="ce3">
            <text:p>11/12/2020 16:30</text:p>
          </table:table-cell>
          <table:table-cell table:number-columns-repeated="2" table:style-name="ce1"/>
          <table:table-cell table:number-columns-repeated="16379"/>
        </table:table-row>
        <table:table-row table:style-name="ro1">
          <table:table-cell office:value-type="string" table:style-name="ce1">
            <text:p>252353</text:p>
          </table:table-cell>
          <table:table-cell office:value-type="float" office:value="200000" table:style-name="ce1">
            <text:p>200000</text:p>
          </table:table-cell>
          <table:table-cell office:value-type="date" office:date-value="2020-11-12T16:30:13" table:formula="of:=NOW()" table:style-name="ce3">
            <text:p>11/12/2020 16:30</text:p>
          </table:table-cell>
          <table:table-cell table:number-columns-repeated="2" table:style-name="ce1"/>
          <table:table-cell table:number-columns-repeated="16379"/>
        </table:table-row>
        <table:table-row table:style-name="ro1">
          <table:table-cell office:value-type="string" table:style-name="ce1">
            <text:p>6085768678</text:p>
          </table:table-cell>
          <table:table-cell office:value-type="float" office:value="1000000" table:style-name="ce1">
            <text:p>1000000</text:p>
          </table:table-cell>
          <table:table-cell office:value-type="date" office:date-value="2020-11-12T16:30:13" table:formula="of:=NOW()" table:style-name="ce3">
            <text:p>11/12/2020 16:30</text:p>
          </table:table-cell>
          <table:table-cell table:number-columns-repeated="2" table:style-name="ce1"/>
          <table:table-cell table:number-columns-repeated="16379"/>
        </table:table-row>
        <table:table-row table:style-name="ro1">
          <table:table-cell office:value-type="string" table:style-name="ce1">
            <text:p>643634</text:p>
          </table:table-cell>
          <table:table-cell office:value-type="float" office:value="200000" table:style-name="ce1">
            <text:p>200000</text:p>
          </table:table-cell>
          <table:table-cell office:value-type="date" office:date-value="2020-11-12T16:30:13" table:formula="of:=NOW()" table:style-name="ce3">
            <text:p>11/12/2020 16:30</text:p>
          </table:table-cell>
          <table:table-cell table:number-columns-repeated="2" table:style-name="ce1"/>
          <table:table-cell table:number-columns-repeated="16379"/>
        </table:table-row>
        <table:table-row table:style-name="ro1">
          <table:table-cell office:value-type="string" table:style-name="ce1">
            <text:p>234124</text:p>
          </table:table-cell>
          <table:table-cell office:value-type="float" office:value="1000000" table:style-name="ce1">
            <text:p>1000000</text:p>
          </table:table-cell>
          <table:table-cell office:value-type="date" office:date-value="2020-11-12T16:30:13" table:formula="of:=NOW()" table:style-name="ce3">
            <text:p>11/12/2020 16:30</text:p>
          </table:table-cell>
          <table:table-cell table:number-columns-repeated="2" table:style-name="ce1"/>
          <table:table-cell table:number-columns-repeated="16379"/>
        </table:table-row>
        <table:table-row table:style-name="ro1">
          <table:table-cell office:value-type="string" table:style-name="ce1">
            <text:p>sfasdfa</text:p>
          </table:table-cell>
          <table:table-cell office:value-type="float" office:value="1000000" table:style-name="ce1">
            <text:p>1000000</text:p>
          </table:table-cell>
          <table:table-cell office:value-type="date" office:date-value="2020-11-12T16:30:13" table:formula="of:=NOW()" table:style-name="ce3">
            <text:p>11/12/2020 16:30</text:p>
          </table:table-cell>
          <table:table-cell table:number-columns-repeated="2" table:style-name="ce1"/>
          <table:table-cell table:number-columns-repeated="16379"/>
        </table:table-row>
        <table:table-row table:style-name="ro1">
          <table:table-cell office:value-type="string" table:style-name="ce1">
            <text:p>sdfgsdf</text:p>
          </table:table-cell>
          <table:table-cell office:value-type="float" office:value="200000" table:style-name="ce1">
            <text:p>200000</text:p>
          </table:table-cell>
          <table:table-cell office:value-type="date" office:date-value="2020-11-12T16:30:13" table:formula="of:=NOW()" table:style-name="ce3">
            <text:p>11/12/2020 16:30</text:p>
          </table:table-cell>
          <table:table-cell table:number-columns-repeated="2" table:style-name="ce1"/>
          <table:table-cell table:number-columns-repeated="16379"/>
        </table:table-row>
        <table:table-row table:style-name="ro1">
          <table:table-cell office:value-type="string" table:style-name="ce1">
            <text:p>TestNumber</text:p>
          </table:table-cell>
          <table:table-cell office:value-type="float" office:value="200000" table:style-name="ce1">
            <text:p>200000</text:p>
          </table:table-cell>
          <table:table-cell office:value-type="date" office:date-value="2020-11-12T16:30:13" table:formula="of:=NOW()" table:style-name="ce3">
            <text:p>11/12/2020 16:30</text:p>
          </table:table-cell>
          <table:table-cell table:number-columns-repeated="2" table:style-name="ce1"/>
          <table:table-cell table:number-columns-repeated="16379"/>
        </table:table-row>
        <table:table-row table:style-name="ro1">
          <table:table-cell table:number-columns-repeated="2" table:style-name="ce2"/>
          <table:table-cell table:style-name="ce3"/>
          <table:table-cell table:number-columns-repeated="252" table:style-name="ce2"/>
          <table:table-cell table:number-columns-repeated="16129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hpMyAdmin 5.0.2</meta:initial-creator>
    <dc:creator>scan</dc:creator>
    <meta:creation-date>2020-11-12T10:09:12Z</meta:creation-date>
    <dc:date>2020-11-12T09:30:19Z</dc:date>
  </office:meta>
</office:document-meta>
</file>